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3pt" style:font-size-asian="13pt"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weight="bold" style:font-weight-asian="bold" style:font-weight-complex="bold" fo:font-size="13pt" style:font-size-asian="13pt" style:text-underline-type="single" style:text-underline-style="solid" style:text-underline-width="auto" style:text-underline-mode="continuous"/>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text-underline-type="single" style:text-underline-style="solid" style:text-underline-width="auto" style:text-underline-mode="continuous"/>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text-underline-type="single" style:text-underline-style="solid" style:text-underline-width="auto" style:text-underline-mode="continuous"/>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text-underline-type="single" style:text-underline-style="solid" style:text-underline-width="auto" style:text-underline-mode="continuous"/>
    </style:style>
    <style:style style:name="T10" style:parent-style-name="DefaultParagraphFont" style:family="text">
      <style:text-properties fo:font-weight="bold" style:font-weight-asian="bold"/>
    </style:style>
    <style:style style:name="P11" style:parent-style-name="Standard" style:family="paragraph">
      <style:text-properties fo:font-weight="bold" style:font-weight-asian="bold" style:text-underline-type="single" style:text-underline-style="solid" style:text-underline-width="auto" style:text-underline-mode="continuous"/>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P18" style:parent-style-name="Standard" style:family="paragraph">
      <style:text-properties fo:font-weight="bold" style:font-weight-asian="bold" style:text-underline-type="single" style:text-underline-style="solid" style:text-underline-width="auto" style:text-underline-mode="continuous"/>
    </style:style>
  </office:automatic-styles>
  <office:body>
    <office:text text:use-soft-page-breaks="true">
      <text:p text:style-name="P1">Evaluation</text:p>
      <text:p text:style-name="P2"/>
      <text:p text:style-name="Standard">In this section, the project in its entirety is covered; looking at areas that went well<text:s/>or<text:s/>not so well, as well<text:s/>as<text:s/>what the team would do differently if given<text:s/>another chance.<text:s/>Additional features if the game was expanded or developed further are also included.</text:p>
      <text:p text:style-name="Standard"/>
      <text:p text:style-name="Standard">Making the first version simple but still containing the core features of the finished product proved to be a very successful aspect of our project; giving us a working prototype early on. This allowed us to carry out testing early, and to work out issues or to add additional features quickly. Modular design was used from the start, which made integration and testing significantly easier than otherwise would have been.</text:p>
      <text:p text:style-name="Standard"/>
      <text:p text:style-name="Standard">One of the most successful aspects of the project<text:s/>during the development stage<text:s/>was<text:s/>our<text:s/>ability to adapt to changes, whilst ensuring the central aspects of our design were not affected. For example,<text:s/>from the outset, our idea of having a state machine controlling<text:s/>each section of the game when running was never changed.<text:s/>Instead,<text:s/>code and features<text:s/>were<text:s/>changed and adapted to work effectively with this.</text:p>
      <text:p text:style-name="Standard"/>
      <text:p text:style-name="Standard">Another important aspect of the game which we feel also tackles the issues of the product containing an educational aspect is the evolution through the levels. The difficulty quickly increases, with the player being introduced to new symbols, equations and rules of the game. For example, the player may not learn that they are unable to repeat answers when playing for the first time; with the player being required to answer every possible solution to beat the level.</text:p>
      <text:p text:style-name="Standard"/>
      <text:p text:style-name="Standard">Overall, we feel the project progressed well and are happy with<text:s/>the outcome, however one thing we would have changed if we were to repeat the project would be to sort out disagreements earlier, ensuring each team member knows exactly their tasks within the group at any given time. A breakdown in this particular situation resulted in multiple<text:s/>versions<text:s/>of code being produced relating to an individual section of the project.<text:s/>This particular event proved that successful teamwork was a mixed bag, with certain members of the team working well together; being able to co-ordinate work efforts and manage workloads, and also a significant amount of miscommunication<text:s/>which consequently lead to hampered progress.</text:p>
      <text:p text:style-name="Standard"/>
      <text:p text:style-name="P3">Additional features</text:p>
      <text:p text:style-name="Standard"/>
      <text:p text:style-name="Standard">The below list is comprised of certain features that were not able to be implemented in the time-frame provided, as well as features that are currently implemented but have the<text:s/>potential to be expanded upon as to further develop the game in its current state. We feel the potential for expandability is a major positive for this product.</text:p>
      <text:p text:style-name="Standard"/>
      <text:p text:style-name="Standard"><text:span text:style-name="T4">Enemy database</text:span><text:span text:style-name="T5">:</text:span><text:s/>The database was placed in our backlog of work to be carried out, and was only<text:s/>going to be an addition if we felt we had enough time to implement it. It was not deemed to be an essential feature as our working prototype successfully worked with an array of ten enemies. However, we felt for expandability, a database could have provided us an efficient means of adding/changing enemies and their characteristics. We would have used SQL to implement this feature, but our lack of knowledge in the use of SQL would have resulted in extra work.</text:p>
      <text:p text:style-name="Standard"/>
      <text:p text:style-name="Standard"><text:span text:style-name="T6">Damage animation:</text:span><text:span text:style-name="T7"><text:s/></text:span>Currently, no animation on<text:s/>receiving damage has been implemented, other than the animated attack being rebounded upon the hero when a wrong answer has been chosen.<text:s/></text:p>
      <text:p text:style-name="Standard"/>
      <text:p text:style-name="Standard"><text:span text:style-name="T8">Add tracked moves, health bars to GUI:</text:span><text:span text:style-name="T9"><text:s/></text:span>To make it more user friendly, health bars to display remaining life could be<text:s/>displayed above the hero and enemy. Currently, health is only shown in the<text:s/><text:soft-page-break/>terminal. Adding a list of used combinations to the GUI would also help to keep track of combinations, as to not repeat the answer.</text:p>
      <text:p text:style-name="Standard"/>
      <text:p text:style-name="Standard"><text:span text:style-name="T10">Win/lose animation:<text:s/></text:span>An animation for either succeeding or failing could be displayed, which would provide an incentive to beating the game, and also as a way to show the game has ended. Currently, the game closes upon success of failure, without any additional change in display to show this.</text:p>
      <text:p text:style-name="P11"/>
      <text:p text:style-name="Standard"/>
      <text:p text:style-name="Standard"><text:span text:style-name="T12">Increased</text:span><text:span text:style-name="T13"><text:s/>number of enemies/levels:</text:span><text:s/>An easy feature to implement; by increasing the number of enemies and thereby increasing the numbers of levels available.<text:s/></text:p>
      <text:p text:style-name="Standard"/>
      <text:p text:style-name="Standard"><text:span text:style-name="T14">Increased difficulties:<text:s/></text:span>More variations on Boolean equations could be added, for example an increased number of logical symbols, which in turn will alter the levels of difficulty available.</text:p>
      <text:p text:style-name="Standard"/>
      <text:p text:style-name="Standard"><text:span text:style-name="T15">Map integration</text:span><text:span text:style-name="T16">:</text:span><text:span text:style-name="T17"><text:s/></text:span>The map was not able to be fully implemented in the time frame provided, with integration proving to be the major difficulty. The map would provide an alternative display to show and choose the level.</text:p>
      <text:p text:style-name="Standard"/>
      <text:p text:style-name="P18"/>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ris</meta:initial-creator>
    <dc:creator>Chris</dc:creator>
    <meta:creation-date>2016-01-16T19:26:00Z</meta:creation-date>
    <dc:date>2016-01-17T10:01:00Z</dc:date>
    <meta:template xlink:href="Normal" xlink:type="simple"/>
    <meta:editing-cycles>3</meta:editing-cycles>
    <meta:editing-duration>PT4560S</meta:editing-duration>
    <meta:document-statistic meta:page-count="2" meta:paragraph-count="9" meta:word-count="683" meta:character-count="4569" meta:row-count="32" meta:non-whitespace-character-count="3895"/>
  </office:meta>
</office:document-meta>
</file>